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23-03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22-03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21-03-1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20-03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9-03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8-03-0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7-03-2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6-03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5-03-2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4-03-18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3-03-1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2-03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10-03-2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8-03-19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7-03-13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200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9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7-03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3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9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9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7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7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79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034112230401</text:p>
          </table:table-cell>
          <table:table-cell office:value-type="string" calcext:value-type="string">
            <text:p>1978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